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it" style:country-asian="IT"/>
    </style:style>
    <style:style style:name="P2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4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5" style:parent-style-name="Normale" style:list-style-name="LFO1" style:family="paragraph">
      <style:paragraph-properties fo:margin-top="0.0694in" fo:margin-bottom="0.0694in" fo:line-height="100%"/>
    </style:style>
    <style:style style:name="T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8" style:parent-style-name="Normale" style:list-style-name="LFO1" style:family="paragraph">
      <style:paragraph-properties fo:margin-top="0.0694in" fo:margin-bottom="0.0694in" fo:line-height="100%"/>
    </style:style>
    <style:style style:name="T9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1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12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3" style:parent-style-name="Normale" style:list-style-name="LFO2" style:family="paragraph">
      <style:paragraph-properties fo:margin-top="0.0694in" fo:margin-bottom="0.0694in" fo:line-height="100%"/>
    </style:style>
    <style:style style:name="T1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6" style:parent-style-name="Normale" style:list-style-name="LFO2" style:family="paragraph">
      <style:paragraph-properties fo:margin-top="0.0694in" fo:margin-bottom="0.0694in" fo:line-height="100%"/>
    </style:style>
    <style:style style:name="T1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1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19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0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21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2" style:parent-style-name="Normale" style:list-style-name="LFO3" style:family="paragraph">
      <style:paragraph-properties fo:margin-top="0.0694in" fo:margin-bottom="0.0694in" fo:line-height="100%"/>
    </style:style>
    <style:style style:name="T23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4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5" style:parent-style-name="Normale" style:list-style-name="LFO3" style:family="paragraph">
      <style:paragraph-properties fo:margin-top="0.0694in" fo:margin-bottom="0.0694in" fo:line-height="100%"/>
    </style:style>
    <style:style style:name="T26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27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28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it" style:country-asian="IT"/>
    </style:style>
    <style:style style:name="P29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0" style:parent-style-name="Normale" style:list-style-name="LFO4" style:family="paragraph">
      <style:paragraph-properties fo:margin-top="0.0694in" fo:margin-bottom="0.0694in" fo:line-height="100%"/>
    </style:style>
    <style:style style:name="T3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3" style:parent-style-name="Normale" style:list-style-name="LFO4" style:family="paragraph">
      <style:paragraph-properties fo:margin-top="0.0694in" fo:margin-bottom="0.0694in" fo:line-height="100%"/>
    </style:style>
    <style:style style:name="T34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5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6" style:parent-style-name="Normale" style:list-style-name="LFO4" style:family="paragraph">
      <style:paragraph-properties fo:margin-top="0.0694in" fo:margin-bottom="0.0694in" fo:line-height="100%"/>
    </style:style>
    <style:style style:name="T37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38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39" style:parent-style-name="Normale" style:family="paragraph">
      <style:paragraph-properties fo:margin-top="0.0694in" fo:margin-bottom="0.0694in" fo:line-height="100%"/>
    </style:style>
    <style:style style:name="T40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T41" style:parent-style-name="Car.predefinitoparagrafo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it" style:country-asian="IT"/>
    </style:style>
    <style:style style:name="T42" style:parent-style-name="Car.predefinitoparagrafo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  <style:style style:name="P43" style:parent-style-name="Normale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/>
    </style:style>
  </office:automatic-styles>
  <office:body>
    <office:text text:use-soft-page-breaks="true">
      <text:h text:style-name="P1" text:outline-level="2">Riassunto del Capitolo 1: Array, Liste e Alberi</text:h>
      <text:p text:style-name="P2">Questo riassunto si basa su "Capitolo01.pdf", che esplora le strutture dati fondamentali di array, liste e alberi, con particolare attenzione all'allocazione di memoria, ai metodi di accesso e all'efficienza.</text:p>
      <text:h text:style-name="P3" text:outline-level="3">Sequenze Lineari</text:h>
      <text:p text:style-name="P4">Le sequenze lineari rappresentano un insieme ordinato di elementi, accessibili tramite la loro posizione. Esistono due tipi principali di sequenze lineari:</text:p>
      <text:list text:style-name="LFO1" text:continue-numbering="true">
        <text:list-item>
          <text:p text:style-name="P5"><text:span text:style-name="T6">Array:</text:span><text:span text:style-name="T7"><text:s/>Gli array memorizzano gli elementi in posizioni di memoria contigue, consentendo l'accesso diretto a qualsiasi elemento in tempo costante O(1) usando il suo indice.</text:span></text:p>
        </text:list-item>
        <text:list-item>
          <text:p text:style-name="P8"><text:span text:style-name="T9">Liste:</text:span><text:span text:style-name="T10"><text:s/>Le liste memorizzano gli elementi in posizioni di memoria sparse, collegate tramite puntatori. L'accesso a un elemento richiede di attraversare la lista dall'inizio, con un costo di tempo O(j+1) per raggiungere il j-esimo elemento.</text:span></text:p>
        </text:list-item>
      </text:list>
      <text:h text:style-name="P11" text:outline-level="3">Gestione Dinamica degli Array</text:h>
      <text:p text:style-name="P12">Alcuni linguaggi di programmazione permettono di ridimensionare gli array dinamicamente durante l'esecuzione. L'approccio "spalmato" ottimizza questo processo:</text:p>
      <text:list text:style-name="LFO2" text:continue-numbering="true">
        <text:list-item>
          <text:p text:style-name="P13"><text:span text:style-name="T14">Raddoppio:</text:span><text:span text:style-name="T15"><text:s/>Quando l'array è pieno, viene creato un nuovo array con il doppio della dimensione e gli elementi vengono copiati.</text:span></text:p>
        </text:list-item>
        <text:list-item>
          <text:p text:style-name="P16"><text:span text:style-name="T17">Dimezzamento:</text:span><text:span text:style-name="T18"><text:s/>Quando l'array è riempito solo per un quarto, viene creato un nuovo array con la metà della dimensione e gli elementi vengono copiati.</text:span></text:p>
        </text:list-item>
      </text:list>
      <text:p text:style-name="P19">Questo approccio garantisce un costo ammortizzato di O(1) per operazione di inserimento o cancellazione, distribuendo il costo O(n) del ridimensionamento su più operazioni.</text:p>
      <text:h text:style-name="P20" text:outline-level="3">Ordinamento (Sorting)</text:h>
      <text:p text:style-name="P21">L'ordinamento è un'operazione fondamentale che organizza gli elementi di una sequenza in un ordine specifico. Il documento presenta due algoritmi di ordinamento:</text:p>
      <text:list text:style-name="LFO3" text:continue-numbering="true">
        <text:list-item>
          <text:p text:style-name="P22"><text:span text:style-name="T23">SelectionSort:</text:span><text:span text:style-name="T24"><text:s/>Trova ripetutamente l'elemento minimo nella parte non ordinata dell'array e lo scambia con l'elemento nella posizione corretta. Richiede tempo O(n^2).</text:span></text:p>
        </text:list-item>
        <text:list-item>
          <text:p text:style-name="P25"><text:span text:style-name="T26">InsertionSort:</text:span><text:span text:style-name="T27"><text:s/>Costruisce gradualmente la sequenza ordinata inserendo ogni elemento nella sua posizione corretta all'interno della parte già ordinata dell'array. Richiede tempo O(n^2), ma può essere più efficiente di SelectionSort per array quasi ordinati.</text:span></text:p>
        </text:list-item>
      </text:list>
      <text:h text:style-name="P28" text:outline-level="3">Alberi</text:h>
      <text:p text:style-name="P29">Gli alberi sono strutture dati gerarchiche non lineari che generalizzano il concetto di liste, consentendo a un nodo di avere più successori (figli).</text:p>
      <text:list text:style-name="LFO4" text:continue-numbering="true">
        <text:list-item>
          <text:p text:style-name="P30"><text:span text:style-name="T31">Alberi Binari:</text:span><text:span text:style-name="T32"><text:s/>Ogni nodo ha al massimo due figli, denominati figlio sinistro e figlio destro.</text:span></text:p>
        </text:list-item>
        <text:list-item>
          <text:p text:style-name="P33"><text:span text:style-name="T34">Alberi Cardinali:</text:span><text:span text:style-name="T35"><text:s/>Ogni nodo ha un numero fisso di figli (k), memorizzati in un array di dimensione k.</text:span></text:p>
        </text:list-item>
        <text:list-item>
          <text:p text:style-name="P36"><text:span text:style-name="T37">Alberi Ordinali:</text:span><text:span text:style-name="T38"><text:s/>I figli di un nodo sono memorizzati in una lista ordinata, senza un numero fisso di figli.</text:span></text:p>
        </text:list-item>
      </text:list>
      <text:p text:style-name="P39"><text:span text:style-name="T40">La<text:s/></text:span><text:span text:style-name="T41">memorizzazione binarizzata</text:span><text:span text:style-name="T42"><text:s/>permette di rappresentare alberi k-ari usando nodi con solo due riferimenti (figlio sinistro e destro), semplificando la gestione della memoria.</text:span></text:p>
      <text:p text:style-name="P43">Questo riassunto fornisce una panoramica delle strutture dati presentate in "Capitolo01.pdf". Per una comprensione più approfondita, è consigliata la lettura completa del documento.</text:p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it" style:country-asian="IT" fo:hyphenate="false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STAGNO ANDREA</meta:initial-creator>
    <dc:creator>ROSTAGNO ANDREA</dc:creator>
    <meta:creation-date>2024-06-24T15:20:00Z</meta:creation-date>
    <dc:date>2024-06-24T15:20:00Z</dc:date>
    <meta:template xlink:href="Normal" xlink:type="simple"/>
    <meta:editing-cycles>1</meta:editing-cycles>
    <meta:editing-duration>PT0S</meta:editing-duration>
    <meta:document-statistic meta:page-count="2" meta:paragraph-count="5" meta:word-count="433" meta:character-count="2900" meta:row-count="20" meta:non-whitespace-character-count="2472"/>
  </office:meta>
</office:document-meta>
</file>